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.353cm" loext:contextual-spacing="true" fo:text-align="justify" style:justify-single-word="false" fo:text-indent="0cm" style:auto-text-indent="false"/>
      <style:text-properties officeooo:rsid="002a1b1f" officeooo:paragraph-rsid="002a1b1f"/>
    </style:style>
    <style:style style:name="P2" style:family="paragraph" style:parent-style-name="Standard">
      <style:paragraph-properties fo:margin-left="0cm" fo:margin-right="0cm" fo:margin-top="0cm" fo:margin-bottom="0.353cm" loext:contextual-spacing="true" fo:text-align="justify" style:justify-single-word="false" fo:text-indent="0cm" style:auto-text-indent="false"/>
      <style:text-properties officeooo:rsid="002a1b1f" officeooo:paragraph-rsid="002a1b1f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5" style:family="paragraph" style:parent-style-name="List_20_Paragraph" style:list-style-name="WWNum1">
      <style:paragraph-properties fo:text-align="justify" style:justify-single-word="false"/>
      <style:text-properties fo:color="#996600" officeooo:paragraph-rsid="006170bf" style:font-name-asian="Times New Roman" style:font-name-complex="Calibri1"/>
    </style:style>
    <style:style style:name="P6" style:family="paragraph" style:parent-style-name="List_20_Paragraph" style:list-style-name="WWNum1">
      <style:paragraph-properties fo:text-align="justify" style:justify-single-word="false"/>
      <style:text-properties fo:color="#996600" officeooo:paragraph-rsid="0058aaad" style:font-name-asian="Times New Roman" style:font-name-complex="Calibri1"/>
    </style:style>
    <style:style style:name="P7" style:family="paragraph" style:parent-style-name="List_20_Paragraph" style:list-style-name="WWNum1">
      <style:paragraph-properties fo:text-align="justify" style:justify-single-word="false"/>
      <style:text-properties fo:color="#996600" officeooo:rsid="0099ff11" officeooo:paragraph-rsid="0099ff11" style:font-name-asian="Times New Roman" style:font-name-complex="Calibri1"/>
    </style:style>
    <style:style style:name="P8" style:family="paragraph" style:parent-style-name="List_20_Paragraph" style:list-style-name="WWNum1">
      <style:paragraph-properties fo:text-align="justify" style:justify-single-word="false"/>
      <style:text-properties fo:color="#000000" officeooo:rsid="00878e1a" officeooo:paragraph-rsid="00878e1a" style:font-name-asian="Times New Roman" style:font-name-complex="Calibri1"/>
    </style:style>
    <style:style style:name="P9" style:family="paragraph" style:parent-style-name="List_20_Paragraph" style:list-style-name="WWNum1">
      <style:paragraph-properties fo:text-align="justify" style:justify-single-word="false"/>
      <style:text-properties fo:color="#000000" officeooo:paragraph-rsid="00878e1a" style:font-name-asian="Times New Roman" style:font-name-complex="Calibri1"/>
    </style:style>
    <style:style style:name="P10" style:family="paragraph" style:parent-style-name="List_20_Paragraph" style:list-style-name="WWNum1">
      <style:paragraph-properties fo:text-align="justify" style:justify-single-word="false"/>
      <style:text-properties fo:color="#000000" officeooo:paragraph-rsid="0058c158" style:font-name-asian="Times New Roman" style:font-name-complex="Calibri1"/>
    </style:style>
    <style:style style:name="P11" style:family="paragraph" style:parent-style-name="List_20_Paragraph" style:list-style-name="WWNum1">
      <style:paragraph-properties fo:text-align="justify" style:justify-single-word="false"/>
      <style:text-properties fo:color="#000000" officeooo:rsid="00746783" officeooo:paragraph-rsid="00746783" style:font-name-asian="Times New Roman" style:font-name-complex="Calibri1"/>
    </style:style>
    <style:style style:name="P12" style:family="paragraph" style:parent-style-name="List_20_Paragraph" style:list-style-name="WWNum1">
      <style:paragraph-properties fo:text-align="justify" style:justify-single-word="false"/>
      <style:text-properties fo:color="#000000" officeooo:rsid="004d081c" officeooo:paragraph-rsid="0058aaad" style:font-name-asian="Times New Roman" style:font-name-complex="Calibri1"/>
    </style:style>
    <style:style style:name="P13" style:family="paragraph" style:parent-style-name="List_20_Paragraph" style:list-style-name="WWNum1">
      <style:paragraph-properties fo:text-align="justify" style:justify-single-word="false"/>
      <style:text-properties fo:color="#000000" officeooo:rsid="004d081c" officeooo:paragraph-rsid="004d081c" style:font-name-asian="Times New Roman" style:font-name-complex="Calibri1"/>
    </style:style>
    <style:style style:name="P14" style:family="paragraph" style:parent-style-name="List_20_Paragraph" style:list-style-name="WWNum1">
      <style:paragraph-properties fo:text-align="justify" style:justify-single-word="false"/>
      <style:text-properties fo:color="#000000" officeooo:rsid="004defc7" officeooo:paragraph-rsid="004defc7" style:font-name-asian="Times New Roman" style:font-name-complex="Calibri1"/>
    </style:style>
    <style:style style:name="P15" style:family="paragraph" style:parent-style-name="List_20_Paragraph" style:list-style-name="WWNum1">
      <style:paragraph-properties fo:text-align="justify" style:justify-single-word="false"/>
      <style:text-properties fo:color="#000000" officeooo:rsid="0042d937" officeooo:paragraph-rsid="009c0e26" style:font-name-asian="Times New Roman" style:font-name-complex="Calibri1"/>
    </style:style>
    <style:style style:name="P16" style:family="paragraph" style:parent-style-name="List_20_Paragraph" style:list-style-name="WWNum1">
      <style:paragraph-properties fo:text-align="justify" style:justify-single-word="false"/>
      <style:text-properties fo:color="#000000" officeooo:rsid="004a0631" officeooo:paragraph-rsid="009c0e26" style:font-name-asian="Times New Roman" style:font-name-complex="Calibri1"/>
    </style:style>
    <style:style style:name="P17" style:family="paragraph" style:parent-style-name="List_20_Paragraph" style:list-style-name="WWNum1">
      <style:paragraph-properties fo:text-align="justify" style:justify-single-word="false"/>
      <style:text-properties fo:color="#000000" officeooo:rsid="003fcfc1" officeooo:paragraph-rsid="008eaa0a" style:font-name-asian="Times New Roman" style:font-name-complex="Calibri1"/>
    </style:style>
    <style:style style:name="P18" style:family="paragraph" style:parent-style-name="List_20_Paragraph" style:list-style-name="WWNum1">
      <style:paragraph-properties fo:text-align="justify" style:justify-single-word="false"/>
      <style:text-properties fo:color="#000000" officeooo:rsid="0040fe29" officeooo:paragraph-rsid="008eaa0a" style:font-name-asian="Times New Roman" style:font-name-complex="Calibri1"/>
    </style:style>
    <style:style style:name="P19" style:family="paragraph" style:parent-style-name="List_20_Paragraph" style:list-style-name="WWNum1">
      <style:paragraph-properties fo:text-align="justify" style:justify-single-word="false"/>
      <style:text-properties fo:color="#000000" officeooo:rsid="0040fe29" officeooo:paragraph-rsid="0095c6f3" style:font-name-asian="Times New Roman" style:font-name-complex="Calibri1"/>
    </style:style>
    <style:style style:name="P20" style:family="paragraph" style:parent-style-name="List_20_Paragraph" style:list-style-name="WWNum1">
      <style:paragraph-properties fo:text-align="justify" style:justify-single-word="false"/>
      <style:text-properties fo:color="#ff0000" officeooo:rsid="008d66b5" officeooo:paragraph-rsid="009b7691" style:font-name-asian="Times New Roman" style:font-name-complex="Calibri1"/>
    </style:style>
    <style:style style:name="P21" style:family="paragraph" style:parent-style-name="List_20_Paragraph" style:list-style-name="WWNum1">
      <style:paragraph-properties fo:text-align="justify" style:justify-single-word="false"/>
      <style:text-properties fo:color="#ff0000" officeooo:rsid="008e2c71" officeooo:paragraph-rsid="009b7691" style:font-name-asian="Times New Roman" style:font-name-complex="Calibri1"/>
    </style:style>
    <style:style style:name="P22" style:family="paragraph" style:parent-style-name="List_20_Paragraph" style:list-style-name="WWNum1">
      <style:paragraph-properties fo:text-align="justify" style:justify-single-word="false"/>
      <style:text-properties fo:color="#ff0000" officeooo:rsid="003c2c74" officeooo:paragraph-rsid="009b7691" style:font-name-asian="Times New Roman" style:font-name-complex="Calibri1"/>
    </style:style>
    <style:style style:name="P23" style:family="paragraph" style:parent-style-name="List_20_Paragraph" style:list-style-name="WWNum1">
      <style:paragraph-properties fo:text-align="justify" style:justify-single-word="false"/>
      <style:text-properties fo:color="#ff0000" officeooo:rsid="0095c6f3" officeooo:paragraph-rsid="009b7691" style:font-name-asian="Times New Roman" style:font-name-complex="Calibri1"/>
    </style:style>
    <style:style style:name="P24" style:family="paragraph" style:parent-style-name="List_20_Paragraph" style:list-style-name="WWNum1">
      <style:paragraph-properties fo:text-align="justify" style:justify-single-word="false"/>
      <style:text-properties fo:color="#ff0000" officeooo:rsid="0095c6f3" officeooo:paragraph-rsid="009748bc" style:font-name-asian="Times New Roman" style:font-name-complex="Calibri1"/>
    </style:style>
    <style:style style:name="P25" style:family="paragraph" style:parent-style-name="List_20_Paragraph" style:list-style-name="WWNum1">
      <style:paragraph-properties fo:text-align="justify" style:justify-single-word="false"/>
      <style:text-properties fo:color="#ff0000" officeooo:paragraph-rsid="008e2c71" style:font-name-asian="Times New Roman" style:font-name-complex="Calibri1"/>
    </style:style>
    <style:style style:name="P26" style:family="paragraph" style:parent-style-name="List_20_Paragraph" style:list-style-name="WWNum1">
      <style:paragraph-properties fo:text-align="justify" style:justify-single-word="false"/>
      <style:text-properties fo:color="#ff0000" officeooo:paragraph-rsid="0089dda7" style:font-name-asian="Times New Roman" style:font-name-complex="Calibri1"/>
    </style:style>
    <style:style style:name="P27" style:family="paragraph" style:parent-style-name="List_20_Paragraph" style:list-style-name="WWNum1">
      <style:paragraph-properties fo:text-align="justify" style:justify-single-word="false"/>
      <style:text-properties fo:color="#ff0000" officeooo:paragraph-rsid="0076a27e" style:font-name-asian="Times New Roman" style:font-name-complex="Calibri1"/>
    </style:style>
    <style:style style:name="P28" style:family="paragraph" style:parent-style-name="List_20_Paragraph" style:list-style-name="WWNum1">
      <style:paragraph-properties fo:text-align="justify" style:justify-single-word="false"/>
      <style:text-properties fo:color="#ff0000" officeooo:paragraph-rsid="0074fb3a" style:font-name-asian="Times New Roman" style:font-name-complex="Calibri1"/>
    </style:style>
    <style:style style:name="P29" style:family="paragraph" style:parent-style-name="List_20_Paragraph" style:list-style-name="WWNum1">
      <style:paragraph-properties fo:text-align="justify" style:justify-single-word="false"/>
      <style:text-properties fo:color="#ff0000" officeooo:paragraph-rsid="0090bb58" style:font-name-asian="Times New Roman" style:font-name-complex="Calibri1"/>
    </style:style>
    <style:style style:name="P30" style:family="paragraph" style:parent-style-name="List_20_Paragraph" style:list-style-name="WWNum1">
      <style:paragraph-properties fo:text-align="justify" style:justify-single-word="false"/>
      <style:text-properties fo:color="#ff0000" officeooo:paragraph-rsid="009118f5" style:font-name-asian="Times New Roman" style:font-name-complex="Calibri1"/>
    </style:style>
    <style:style style:name="P31" style:family="paragraph" style:parent-style-name="List_20_Paragraph" style:list-style-name="WWNum1">
      <style:paragraph-properties fo:text-align="justify" style:justify-single-word="false"/>
      <style:text-properties fo:color="#ff0000" officeooo:rsid="0043e9a5" officeooo:paragraph-rsid="0089dda7" style:font-name-asian="Times New Roman" style:font-name-complex="Calibri1"/>
    </style:style>
    <style:style style:name="P32" style:family="paragraph" style:parent-style-name="List_20_Paragraph" style:list-style-name="WWNum1">
      <style:paragraph-properties fo:text-align="justify" style:justify-single-word="false"/>
      <style:text-properties fo:color="#ff0000" officeooo:rsid="00441e08" officeooo:paragraph-rsid="00792788" style:font-name-asian="Times New Roman" style:font-name-complex="Calibri1"/>
    </style:style>
    <style:style style:name="P33" style:family="paragraph" style:parent-style-name="List_20_Paragraph" style:list-style-name="WWNum1">
      <style:paragraph-properties fo:text-align="justify" style:justify-single-word="false"/>
      <style:text-properties fo:color="#ff0000" officeooo:rsid="001f888b" officeooo:paragraph-rsid="00792788" style:font-name-asian="Times New Roman" style:font-name-complex="Calibri1"/>
    </style:style>
    <style:style style:name="P34" style:family="paragraph" style:parent-style-name="List_20_Paragraph" style:list-style-name="WWNum1">
      <style:paragraph-properties fo:text-align="justify" style:justify-single-word="false"/>
      <style:text-properties fo:color="#ff0000" officeooo:rsid="001f888b" officeooo:paragraph-rsid="0076a27e" style:font-name-asian="Times New Roman" style:font-name-complex="Calibri1"/>
    </style:style>
    <style:style style:name="P35" style:family="paragraph" style:parent-style-name="List_20_Paragraph" style:list-style-name="WWNum1">
      <style:paragraph-properties fo:text-align="justify" style:justify-single-word="false"/>
      <style:text-properties fo:color="#ff0000" officeooo:rsid="005ed00c" style:font-name-asian="Times New Roman" style:font-name-complex="Calibri1"/>
    </style:style>
    <style:style style:name="P36" style:family="paragraph" style:parent-style-name="List_20_Paragraph" style:list-style-name="WWNum1">
      <style:paragraph-properties fo:text-align="justify" style:justify-single-word="false"/>
      <style:text-properties fo:color="#ff0000" officeooo:paragraph-rsid="007aa1b1" style:font-name-complex="Calibri1"/>
    </style:style>
    <style:style style:name="P37" style:family="paragraph" style:parent-style-name="List_20_Paragraph" style:list-style-name="WWNum1">
      <style:paragraph-properties fo:text-align="justify" style:justify-single-word="false"/>
      <style:text-properties fo:color="#ff0000" officeooo:paragraph-rsid="0063ea58" style:font-name-complex="Calibri1"/>
    </style:style>
    <style:style style:name="P38" style:family="paragraph" style:parent-style-name="List_20_Paragraph" style:list-style-name="WWNum1">
      <style:paragraph-properties fo:text-align="justify" style:justify-single-word="false"/>
      <style:text-properties fo:color="#ff0000" style:font-name="Consolas" officeooo:paragraph-rsid="0063ea58" style:font-name-complex="Consolas1"/>
    </style:style>
    <style:style style:name="P39" style:family="paragraph" style:parent-style-name="List_20_Paragraph" style:list-style-name="WWNum1" style:master-page-name="Standard">
      <style:paragraph-properties fo:text-align="justify" style:justify-single-word="false" style:page-number="auto"/>
      <style:text-properties fo:color="#996600" officeooo:paragraph-rsid="006170bf" style:font-name-asian="Times New Roman" style:font-name-complex="Calibri1"/>
    </style:style>
    <style:style style:name="T1" style:family="text">
      <style:text-properties officeooo:rsid="00222208"/>
    </style:style>
    <style:style style:name="T2" style:family="text">
      <style:text-properties officeooo:rsid="006f4c05"/>
    </style:style>
    <style:style style:name="T3" style:family="text">
      <style:text-properties officeooo:rsid="007ad10a"/>
    </style:style>
    <style:style style:name="T4" style:family="text">
      <style:text-properties officeooo:rsid="007c89d3"/>
    </style:style>
    <style:style style:name="T5" style:family="text">
      <style:text-properties officeooo:rsid="007f7bce"/>
    </style:style>
    <style:style style:name="T6" style:family="text">
      <style:text-properties fo:font-weight="bold" officeooo:rsid="0080c31b" style:font-weight-asian="bold" style:font-weight-complex="bold"/>
    </style:style>
    <style:style style:name="T7" style:family="text">
      <style:text-properties fo:font-weight="bold" officeooo:rsid="00813723" style:font-weight-asian="bold" style:font-weight-complex="bold"/>
    </style:style>
    <style:style style:name="T8" style:family="text">
      <style:text-properties fo:font-weight="bold" officeooo:rsid="00871634" style:font-weight-asian="bold" style:font-weight-complex="bold"/>
    </style:style>
    <style:style style:name="T9" style:family="text">
      <style:text-properties fo:font-weight="bold" officeooo:rsid="008f4bb8" style:font-weight-asian="bold" style:font-weight-complex="bold"/>
    </style:style>
    <style:style style:name="T10" style:family="text">
      <style:text-properties officeooo:rsid="0081b4ac"/>
    </style:style>
    <style:style style:name="T11" style:family="text">
      <style:text-properties officeooo:rsid="00826250"/>
    </style:style>
    <style:style style:name="T12" style:family="text">
      <style:text-properties fo:color="#000000" style:font-name="Monospace" fo:font-size="10pt" style:font-size-asian="10pt"/>
    </style:style>
    <style:style style:name="T13" style:family="text">
      <style:text-properties fo:color="#000000" style:font-name="Monospace" fo:font-size="10pt" fo:font-style="italic" style:font-size-asian="10pt" style:font-style-asian="italic"/>
    </style:style>
    <style:style style:name="T14" style:family="text">
      <style:text-properties fo:color="#7f0055" style:font-name="Monospace" fo:font-size="10pt" fo:font-weight="bold" style:font-size-asian="10pt" style:font-weight-asian="bold"/>
    </style:style>
    <style:style style:name="T15" style:family="text">
      <style:text-properties fo:color="#0000c0" style:font-name="Monospace" fo:font-size="10pt" style:font-size-asian="10pt"/>
    </style:style>
    <style:style style:name="T16" style:family="text">
      <style:text-properties fo:color="#6a3e3e" style:font-name="Monospace" fo:font-size="10pt" style:font-size-asian="10pt"/>
    </style:style>
    <style:style style:name="T17" style:family="text">
      <style:text-properties officeooo:rsid="008a55af"/>
    </style:style>
    <style:style style:name="T18" style:family="text">
      <style:text-properties fo:font-variant="normal" fo:text-transform="none" style:text-line-through-style="none" style:text-line-through-type="none" style:font-name="Calibri" fo:font-size="11pt" fo:font-style="normal" style:text-underline-style="none" fo:font-weight="normal" officeooo:rsid="0366ff1f" style:text-blinking="false" fo:background-color="transparent" loext:char-shading-value="0" style:font-name-asian="Times New Roman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font-name="Calibri" fo:font-size="11pt" fo:font-style="normal" style:text-underline-style="none" fo:font-weight="normal" officeooo:rsid="0368bd9b" style:text-blinking="false" fo:background-color="transparent" loext:char-shading-value="0" style:font-name-asian="Times New Roman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font-name="Calibri" fo:font-size="11pt" fo:font-style="normal" style:text-underline-style="none" fo:font-weight="normal" officeooo:rsid="0090bb58" style:text-blinking="false" fo:background-color="transparent" loext:char-shading-value="0" style:font-name-asian="Times New Roman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font-name="Calibri" fo:font-size="11pt" fo:font-style="normal" style:text-underline-style="none" fo:font-weight="normal" officeooo:rsid="009118f5" style:text-blinking="false" fo:background-color="transparent" loext:char-shading-value="0" style:font-name-asian="Times New Roman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font-name="Calibri" fo:font-size="11pt" fo:font-style="normal" style:text-underline-style="none" fo:font-weight="bold" officeooo:rsid="009477f4" style:text-blinking="false" fo:background-color="transparent" loext:char-shading-value="0" style:font-name-asian="Times New Roman" style:font-size-asian="11pt" style:font-style-asian="normal" style:font-weight-asian="bold" style:font-name-complex="Arial1" style:font-size-complex="11pt" style:font-style-complex="normal" style:font-weight-complex="bold"/>
    </style:style>
    <style:style style:name="T23" style:family="text">
      <style:text-properties officeooo:rsid="009748bc"/>
    </style:style>
    <style:style style:name="T24" style:family="text">
      <style:text-properties officeooo:rsid="009b7691"/>
    </style:style>
    <style:style style:name="T25" style:family="text">
      <style:text-properties officeooo:rsid="009c0e26"/>
    </style:style>
    <style:style style:name="T26" style:family="text">
      <style:text-properties officeooo:rsid="009d0e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8349696760183577" text:style-name="WWNum1">
        <text:list-item>
          <text:p text:style-name="P39">Write a simple program which uses Thread subclass for multi-threading.</text:p>
          <text:p text:style-name="P5">(Answer: ExtendsThread)</text:p>
        </text:list-item>
        <text:list-item>
          <text:p text:style-name="P5">Write a simple program to show the runnable implementation for multi-threading.</text:p>
          <text:p text:style-name="P6">(Answer: ImplementsRunnable)</text:p>
        </text:list-item>
        <text:list-item>
          <text:p text:style-name="P8">Write a simple program to show the use of addShutdownHook().</text:p>
          <text:p text:style-name="P8">(Answer: ShutdownHook)</text:p>
        </text:list-item>
        <text:list-item>
          <text:p text:style-name="P9">Write a simple program to show the suspend-resume.</text:p>
          <text:p text:style-name="P10">(Answer: SuspendResume)</text:p>
        </text:list-item>
        <text:list-item>
          <text:p text:style-name="P10">Write a simple example <text:span text:style-name="T26">for 100%</text:span> deallock.</text:p>
          <text:p text:style-name="P10">(Answer: Deadlock_1, <text:span text:style-name="T26">Deadlock_2, Deadlock_3</text:span>)</text:p>
        </text:list-item>
        <text:list-item>
          <text:p text:style-name="P11">Write a simple program to show the use of ConcurrentHashMap.</text:p>
          <text:p text:style-name="P11">(Answer: ConcurrentHashMapDemo)</text:p>
        </text:list-item>
        <text:list-item>
          <text:p text:style-name="P12">Write a simple program to show the use of ThreaLocal.</text:p>
          <text:p text:style-name="P13">(Answer: ThreadLocal) <text:span text:style-name="T4">Practice this example with DateFormatter and don’t replace DateFormatter with Integer or anything similar. This is a more usefull and practical example.</text:span></text:p>
        </text:list-item>
        <text:list-item>
          <text:p text:style-name="P14">Write a simple program to show the use of TimerTask.</text:p>
          <text:p text:style-name="P14">(Answer: TimerTask)</text:p>
        </text:list-item>
        <text:list-item>
          <text:p text:style-name="P15">Write a simple program to show the use of Fork-Join framework.</text:p>
          <text:p text:style-name="P15">(Answer: ForkJoin)</text:p>
        </text:list-item>
        <text:list-item>
          <text:p text:style-name="P15">Write a simple program to show the use of <text:span text:style-name="T25">RecursiveAction</text:span>.</text:p>
          <text:p text:style-name="P15">(Answer: <text:span text:style-name="T25">RecursiveAction</text:span>)</text:p>
        </text:list-item>
        <text:list-item>
          <text:p text:style-name="P15">Write a simple program to show the use of <text:span text:style-name="T25">RecursiveTask</text:span>.</text:p>
          <text:p text:style-name="P15">(Answer: <text:span text:style-name="T25">RecursiveTask</text:span>)</text:p>
        </text:list-item>
        <text:list-item>
          <text:p text:style-name="P16">Write a simple program to show the use of thread pool in java.</text:p>
          <text:p text:style-name="P17">(Answer: ThreadPool_1)</text:p>
        </text:list-item>
        <text:list-item>
          <text:p text:style-name="P18">Write a simple program to show the use of Callable and Future.</text:p>
          <text:p text:style-name="P19">(Answer: ThreadPool_2)</text:p>
        </text:list-item>
        <text:list-item>
          <text:p text:style-name="P20"><text:span text:style-name="T9">(VVI) </text:span>Write a program to show the implementation of own implementation of thread pool.</text:p>
          <text:p text:style-name="P21">(Answer: ThreadPool)</text:p>
        </text:list-item>
        <text:list-item>
          <text:p text:style-name="P22">Write a simple java programs to show the use of AtomicIntegers <text:span text:style-name="T24">with your custom implementation of AtomicIntegers.</text:span></text:p>
          <text:p text:style-name="P22">(Answer: JavaAtomic)</text:p>
        </text:list-item>
        <text:list-item>
          <text:p text:style-name="P23">Write a program to show the use of CountDownLatch with its custom implementation.</text:p>
          <text:p text:style-name="P24">(Answer: CountDownLatch)</text:p>
        </text:list-item>
        <text:list-item>
          <text:p text:style-name="P24">Write a program to show the use of C<text:span text:style-name="T23">yclicBarrier</text:span> with its custom implementation.</text:p>
          <text:p text:style-name="P24">(Answer: C<text:span text:style-name="T23">yclicBarrier</text:span>)</text:p>
        </text:list-item>
        <text:list-item>
          <text:p text:style-name="P7">Write a program to show the use of Phaser with its custom implementation.</text:p>
          <text:p text:style-name="P7">(Answer: Phaser)</text:p>
        </text:list-item>
        <text:list-item>
          <text:p text:style-name="P25"><text:span text:style-name="T17">Write a simple program to show the creation and use of object pool</text:span>.</text:p>
          <text:p text:style-name="P26">(Answer: DPObjectPool)</text:p>
        </text:list-item>
        <text:list-item>
          <text:p text:style-name="P31">Write the approximate implementations of Lock class and ReentrantLock class.</text:p>
          <text:p text:style-name="P32">(Answer: <text:span text:style-name="T2">ReentrantLock</text:span>)</text:p>
        </text:list-item>
        <text:list-item>
          <text:p text:style-name="P33">Write a simple program to show the working of notify() and notifyall().</text:p>
          <text:p text:style-name="P34"><text:soft-page-break/>(Answer: <text:span text:style-name="T1">Notification</text:span>)</text:p>
        </text:list-item>
        <text:list-item>
          <text:p text:style-name="P27">Implement producer-consumer problem using synchronized.</text:p>
          <text:p text:style-name="P28">(Answer: ProducerConsum<text:span text:style-name="T3">erSimple</text:span>)</text:p>
        </text:list-item>
        <text:list-item>
          <text:p text:style-name="P29"><text:span text:style-name="Source_20_Text"><text:span text:style-name="T22">(VVI) </text:span></text:span><text:span text:style-name="Source_20_Text"><text:span text:style-name="T20">Implement</text:span></text:span><text:span text:style-name="Source_20_Text"><text:span text:style-name="T18"> Producer-Consumer problem using </text:span></text:span><text:span text:style-name="Source_20_Text"><text:span text:style-name="T19">your own </text:span></text:span><text:span text:style-name="Source_20_Text"><text:span text:style-name="T18">Semaphore.</text:span></text:span></text:p>
          <text:p text:style-name="P30"><text:span text:style-name="Source_20_Text"><text:span text:style-name="T21">(Answer: ProducerConsumerSemaphore)</text:span></text:span></text:p>
        </text:list-item>
        <text:list-item>
          <text:p text:style-name="P29">Implement producer-consumer problem using BlockingQueue <text:span text:style-name="T5">and show the approximate implementation of own BlockingQueue using ConditionLock.</text:span></text:p>
          <text:p text:style-name="P28">(Answer: ProducerConsumerBlockingQueue) <text:span text:style-name="T6">NOT COMPLETE: implement ensure capacity in your own BlockingQueue implementation. </text:span><text:span text:style-name="T7">Take reference from MyHashMap implementation of ensure capacity after that’s complete implementation. </text:span><text:span text:style-name="T8">SEE AT THE END….</text:span></text:p>
        </text:list-item>
        <text:list-item>
          <text:p text:style-name="P36"><text:span text:style-name="T9">(VVI) </text:span>Write a function which logs/writes messages to files asynchronously. Multiple thread should be able to write to different files concurrently e.g. if thread A want to write to a file ‘FA’ at the same time thread B wants to write to a file ‘FB’ then both threads should be able complete operation concurrently. Threads which wants to write messages to file shouldn’t block for file related i/o. Sample interface:</text:p>
          <text:p text:style-name="P38">Log<text:span text:style-name="T10">ger </text:span>{</text:p>
          <text:p text:style-name="P38"><text:s text:c="4"/>void log<text:span text:style-name="T11">Message</text:span>(filename,message);</text:p>
          <text:p text:style-name="P38">}</text:p>
          <text:p text:style-name="P37">(Answer: AsynchLogger)</text:p>
        </text:list-item>
        <text:list-item>
          <text:p text:style-name="P35"/>
        </text:list-item>
      </text:list>
      <text:p text:style-name="P1"/>
      <text:p text:style-name="P1"/>
      <text:p text:style-name="P1"/>
      <text:p text:style-name="P2"><text:span text:style-name="T12"><text:tab/></text:span><text:span text:style-name="T14">private</text:span><text:span text:style-name="T12"> </text:span><text:span text:style-name="T14">void</text:span><text:span text:style-name="T12"> ensureCapa() {</text:span></text:p>
      <text:p text:style-name="P3"><text:span text:style-name="T12"><text:tab/><text:tab/></text:span><text:span text:style-name="T14">if</text:span><text:span text:style-name="T12"> (</text:span><text:span text:style-name="T15">size</text:span><text:span text:style-name="T12"> == </text:span><text:span text:style-name="T15">values</text:span><text:span text:style-name="T12">.</text:span><text:span text:style-name="T15">length</text:span><text:span text:style-name="T12">) {</text:span></text:p>
      <text:p text:style-name="P3"><text:span text:style-name="T12"><text:tab/><text:tab/><text:tab/></text:span><text:span text:style-name="T14">int</text:span><text:span text:style-name="T12"> </text:span><text:span text:style-name="T16">newSize</text:span><text:span text:style-name="T12"> = </text:span><text:span text:style-name="T15">values</text:span><text:span text:style-name="T12">.</text:span><text:span text:style-name="T15">length</text:span><text:span text:style-name="T12"> * 2;</text:span></text:p>
      <text:p text:style-name="P3"><text:span text:style-name="T12"><text:tab/><text:tab/><text:tab/></text:span><text:span text:style-name="T15">values</text:span><text:span text:style-name="T12"> = Arrays.</text:span><text:span text:style-name="T13">copyOf</text:span><text:span text:style-name="T12">(</text:span><text:span text:style-name="T15">values</text:span><text:span text:style-name="T12">, </text:span><text:span text:style-name="T16">newSize</text:span><text:span text:style-name="T12">);</text:span></text:p>
      <text:p text:style-name="P4"><text:tab/><text:tab/>}</text:p>
      <text:p text:style-name="P4"><text:tab/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1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US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23:27:00</meta:creation-date>
    <meta:initial-creator>SONU</meta:initial-creator>
    <dc:language>en-IN</dc:language>
    <dc:date>2016-10-06T18:59:40.843396880</dc:date>
    <meta:editing-cycles>233</meta:editing-cycles>
    <meta:editing-duration>P6DT9H59M34S</meta:editing-duration>
    <meta:generator>LibreOffice/5.1.4.2$Linux_X86_64 LibreOffice_project/10m0$Build-2</meta:generator>
    <meta:document-statistic meta:table-count="0" meta:image-count="0" meta:object-count="0" meta:page-count="2" meta:paragraph-count="60" meta:word-count="487" meta:character-count="3317" meta:non-whitespace-character-count="2899"/>
    <meta:user-defined meta:name="AppVersion">16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